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paragraph-rsid="0012b325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13643a" officeooo:paragraph-rsid="0013643a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style="normal" fo:font-weight="bold" officeooo:rsid="0013643a" officeooo:paragraph-rsid="0013643a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style="normal" fo:font-weight="bold" officeooo:rsid="0013643a" officeooo:paragraph-rsid="0014cd2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style="italic" fo:font-weight="normal" officeooo:rsid="0013643a" officeooo:paragraph-rsid="0013643a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6pt" officeooo:rsid="0018b8f6" officeooo:paragraph-rsid="0012b325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style="normal" fo:font-weight="bold" officeooo:rsid="0014cd2d" officeooo:paragraph-rsid="0014cd2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153b40" officeooo:paragraph-rsid="00153b40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Liberation Sans" officeooo:rsid="0012b325"/>
    </style:style>
    <style:style style:name="T2" style:family="text">
      <style:text-properties style:font-name="Liberation Sans" officeooo:rsid="0018b8f6"/>
    </style:style>
    <style:style style:name="T3" style:family="text">
      <style:text-properties style:font-name="Liberation Sans" officeooo:rsid="0013643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4cd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Ensemble</text:span><text:span text:style-name="T1"> </text:span><text:span text:style-name="T2">Algorithms Descriptions</text:span></text:p>
      <text:p text:style-name="P6"/>
      <text:p text:style-name="P6"/>
      <text:p text:style-name="P6"/>
      <text:p text:style-name="P3">Bagged Decision Tree</text:p>
      <text:p text:style-name="P2"/>
      <text:p text:style-name="P5">Apprentissage</text:p>
      <text:p text:style-name="P2"/>
      <text:p text:style-name="P2">L’idée est de prendre différentes Gini index provenant de cart provenant de plusieurs split du dataset pour obtenir des model</text:p>
      <text:p text:style-name="P2">On fait ensuite une prédiction avec chacun des models et on observe les résultats obtenus</text:p>
      <text:p text:style-name="P2"/>
      <text:p text:style-name="P2"><text:span text:style-name="T4">Prédiction</text:span> </text:p>
      <text:p text:style-name="P2"/>
      <text:p text:style-name="P2">Ensuite on fait une moyenne des résultats entre tous</text:p>
      <text:p text:style-name="P2">Si par exemple , le 6e X1 est en majorité prédit comme étant 1, alors on prédira 1</text:p>
      <text:p text:style-name="P2">sinon on prédira 0</text:p>
      <text:p text:style-name="P2"/>
      <text:p text:style-name="P3">Boosting and AdaBoost</text:p>
      <text:p text:style-name="P2"/>
      <text:p text:style-name="P5">Apprentissage</text:p>
      <text:p text:style-name="P2"/>
      <text:p text:style-name="P2">Comme pour Bagged Decision Tree on prends plusieurs Gini index pour obtenir nos différentes models</text:p>
      <text:p text:style-name="P2">La grosse différence est qu’ici on calcule un set de weight et on le met en jour en fonction des eurreurs obtenus</text:p>
      <text:p text:style-name="P2">Une fois les weights mis a jour on peut ensuite calculer les “stages” pour chaque model</text:p>
      <text:p text:style-name="P2"/>
      <text:p text:style-name="P5">Prédiction</text:p>
      <text:p text:style-name="P2"/>
      <text:p text:style-name="P2">Avec ces stages on peut maintenant faire le calcul permettant de calculer une valeur soit positive soit négative en multipliant par le stage et -1 si l’output du x du model concerné est = 0 sinon 1</text:p>
      <text:p text:style-name="P2">Une fois qu’on obtient toutes nos valeurs pour tous les models, on fait une somme de chaque row (et donc de chaque colonne de model), si la somme est &lt; 0 alors on prédit 0 sinon on prédit 1</text:p>
      <text:p text:style-name="P2"><text:s/></text:p>
      <text:p text:style-name="P4"/>
      <text:p text:style-name="P7">Stacked Generalization</text:p>
      <text:p text:style-name="P7"/>
      <text:p text:style-name="P8">Apprentissage</text:p>
      <text:p text:style-name="P8"/>
      <text:p text:style-name="P8">L’idée c’est de récupérer les prédictions provenant de différents algorithmes</text:p>
      <text:p text:style-name="P8">Une fois qu’on obtient 2 ou + de prédictions, on les assemble pour créer un nouveau dataset ayant pour Y la colonne Y du dataset original</text:p>
      <text:p text:style-name="P8"/>
      <text:p text:style-name="P8">Prédiction </text:p>
      <text:p text:style-name="P8"><text:soft-page-break/></text:p>
      <text:p text:style-name="P8">On utilise un algorithme (Aggregator Model), qui va utiliser ce nouveau dataset pour s’entrainer et ainsi faire une prédiction (plus accurente normaleme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4:46:45.050060283</meta:creation-date>
    <dc:date>2018-02-06T18:40:25.010716221</dc:date>
    <meta:editing-duration>PT27M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24" meta:word-count="270" meta:character-count="1586" meta:non-whitespace-character-count="1336"/>
  </office:meta>
</office:document-meta>
</file>